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2e0ae" draw:textarea-horizontal-align="justify" draw:textarea-vertical-align="middle" draw:auto-grow-height="false" fo:min-height="0.385cm" fo:min-width="3.183cm" draw:shadow="visible" draw:shadow-offset-x="0.071cm" draw:shadow-offset-y="0.071cm" draw:shadow-color="#b2b2b2" draw:shadow-opacity="100%"/>
    </style:style>
    <style:style style:name="gr2" style:family="graphic" style:parent-style-name="standard">
      <style:graphic-properties svg:stroke-color="#000000" draw:fill-color="#fffbcc" draw:textarea-horizontal-align="justify" draw:textarea-vertical-align="middle" draw:auto-grow-height="false" fo:min-height="0.385cm" fo:min-width="3.691cm" draw:shadow="visible" draw:shadow-offset-x="0.071cm" draw:shadow-offset-y="0.071cm" draw:shadow-color="#b2b2b2" draw:shadow-opacity="10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862cm" fo:min-width="15.248cm" draw:shadow="visible" draw:shadow-offset-x="0.071cm" draw:shadow-offset-y="0.071cm" draw:shadow-color="#b2b2b2" draw:shadow-opacity="100%"/>
    </style:style>
    <style:style style:name="gr4" style:family="graphic" style:parent-style-name="objectwithoutfill">
      <style:graphic-properties svg:stroke-color="#000000" draw:marker-start="" draw:marker-start-width="0.3cm" draw:marker-end="Arrow" draw:marker-end-width="0.3cm" draw:fill="none" draw:fill-color="#e0efd4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fcd4d1" draw:textarea-horizontal-align="justify" draw:textarea-vertical-align="middle" draw:auto-grow-height="false" fo:min-height="0.385cm" fo:min-width="3.183cm" draw:shadow="visible" draw:shadow-offset-x="0.071cm" draw:shadow-offset-y="0.071cm" draw:shadow-color="#b2b2b2" draw:shadow-opacity="100%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0.512cm" fo:min-width="3.818cm" draw:shadow="visible" draw:shadow-offset-x="0.071cm" draw:shadow-offset-y="0.071cm" draw:shadow-color="#b2b2b2" draw:shadow-opacity="100%"/>
    </style:style>
    <style:style style:name="gr8" style:family="graphic" style:parent-style-name="standard">
      <style:graphic-properties svg:stroke-color="#000000" draw:fill-color="#dfcce4" draw:textarea-horizontal-align="justify" draw:textarea-vertical-align="middle" draw:auto-grow-height="false" fo:min-height="0.385cm" fo:min-width="1.913cm" draw:shadow="visible" draw:shadow-offset-x="0.071cm" draw:shadow-offset-y="0.071cm" draw:shadow-color="#b2b2b2" draw:shadow-opacity="100%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02cm" fo:min-width="3.818cm" draw:shadow="visible" draw:shadow-offset-x="0.071cm" draw:shadow-offset-y="0.071cm" draw:shadow-color="#b2b2b2" draw:shadow-opacity="100%"/>
    </style:style>
    <style:style style:name="gr10" style:family="graphic" style:parent-style-name="standard">
      <style:graphic-properties svg:stroke-color="#000000" draw:fill-color="#c2e0ae" draw:textarea-horizontal-align="justify" draw:textarea-vertical-align="middle" draw:auto-grow-height="false" fo:min-height="0.385cm" fo:min-width="2.802cm" draw:shadow="visible" draw:shadow-offset-x="0.071cm" draw:shadow-offset-y="0.071cm" draw:shadow-color="#b2b2b2" draw:shadow-opacity="100%"/>
    </style:style>
    <style:style style:name="gr11" style:family="graphic" style:parent-style-name="objectwithoutfill">
      <style:graphic-properties svg:stroke-color="#000000" draw:marker-end="Arrow" draw:marker-end-width="0.3cm" draw:fill="none" draw:fill-color="#e0efd4" draw:textarea-vertical-align="middle"/>
    </style:style>
    <style:style style:name="gr12" style:family="graphic" style:parent-style-name="standard">
      <style:graphic-properties svg:stroke-width="0.1cm" svg:stroke-color="#ed1c24" draw:marker-start-width="0.5cm" draw:marker-end-width="0.5cm" draw:fill="none" draw:fill-color="#e0efd4" draw:textarea-horizontal-align="justify" draw:textarea-vertical-align="middle" draw:auto-grow-height="false" fo:min-height="0.158cm" fo:min-width="1.686cm" fo:padding-top="0.175cm" fo:padding-bottom="0.175cm" fo:padding-left="0.3cm" fo:padding-right="0.3cm"/>
    </style:style>
    <style:style style:name="gr13" style:family="graphic" style:parent-style-name="objectwithoutfill">
      <style:graphic-properties svg:stroke-color="#000000" draw:marker-start="" draw:marker-start-width="0.3cm" draw:marker-end="Arrow" draw:marker-end-width="0.3cm" draw:fill="none" draw:fill-color="#e0efd4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0.385cm" fo:min-width="3.183cm" draw:shadow="visible" draw:shadow-offset-x="0.071cm" draw:shadow-offset-y="0.071cm" draw:shadow-color="#b2b2b2" draw:shadow-opacity="100%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c2e0a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e0efd4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dfcce4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0.635cm" svg:x="3.413cm" svg:y="2.016cm">
          <text:p text:style-name="P1"><text:span text:style-name="T1">Qt Application</text:span>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3" xml:id="id2" draw:id="id2" draw:layer="layout" svg:width="4.191cm" svg:height="0.635cm" svg:x="3.159cm" svg:y="4.81cm">
          <text:p text:style-name="P1"><text:span text:style-name="T1">QSvgStyle engine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4" draw:layer="layout" svg:width="15.748cm" svg:height="7.112cm" svg:x="3.159cm" svg:y="5.445cm">
          <text:p/>
          <draw:enhanced-geometry svg:viewBox="0 0 21600 21600" draw:extrusion="false" draw:type="rectangle" draw:enhanced-path="M 0 0 L 21600 0 21600 21600 0 21600 0 0 Z N"/>
        </draw:custom-shape>
        <draw:connector draw:style-name="gr4" draw:text-style-name="P5" draw:layer="layout" svg:x1="5.254cm" svg:y1="2.651cm" svg:x2="5.254cm" svg:y2="4.81cm" draw:start-shape="id1" draw:start-glue-point="2" draw:end-shape="id2" draw:end-glue-point="0" svg:d="M5254 2651v2159" svg:viewBox="0 0 1 2160">
          <text:p/>
        </draw:connector>
        <draw:frame draw:style-name="gr5" draw:text-style-name="P6" draw:layer="layout" svg:width="0.502cm" svg:height="1.187cm" svg:x="4.302cm" svg:y="3.032cm">
          <draw:text-box>
            <text:p/>
          </draw:text-box>
        </draw:frame>
        <draw:frame draw:style-name="gr5" draw:text-style-name="P7" draw:layer="layout" svg:width="1.45cm" svg:height="0.725cm" svg:x="3.794cm" svg:y="3.159cm">
          <draw:text-box>
            <text:p><text:span text:style-name="T1">Load</text:span></text:p>
          </draw:text-box>
        </draw:frame>
        <draw:custom-shape draw:style-name="gr6" draw:text-style-name="P8" xml:id="id3" draw:id="id3" draw:layer="layout" svg:width="3.683cm" svg:height="0.635cm" svg:x="3.408cm" svg:y="6.653cm">
          <text:p text:style-name="P1"><text:span text:style-name="T1">qsvgstyle.cfg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0" xml:id="id4" draw:id="id4" draw:layer="layout" svg:width="4.318cm" svg:height="0.762cm" svg:x="3.408cm" svg:y="7.288cm">
          <text:p text:style-name="P9"><text:span text:style-name="T1">name = myTheme</text:span></text:p>
          <draw:enhanced-geometry svg:viewBox="0 0 21600 21600" draw:extrusion="false" draw:type="rectangle" draw:enhanced-path="M 0 0 L 21600 0 21600 21600 0 21600 0 0 Z N"/>
        </draw:custom-shape>
        <draw:custom-shape draw:style-name="gr8" draw:text-style-name="P11" draw:layer="layout" svg:width="2.413cm" svg:height="0.635cm" svg:x="8.848cm" svg:y="6.585cm">
          <text:p text:style-name="P1"><text:span text:style-name="T1">themedir1</text:span></text:p>
          <draw:enhanced-geometry svg:viewBox="0 0 21600 21600" draw:extrusion="false" draw:type="rectangle" draw:enhanced-path="M 0 0 L 21600 0 21600 21600 0 21600 0 0 Z N"/>
        </draw:custom-shape>
        <draw:custom-shape draw:style-name="gr9" draw:text-style-name="P10" draw:layer="layout" svg:width="4.318cm" svg:height="1.27cm" svg:x="8.848cm" svg:y="7.22cm">
          <text:p text:style-name="P9"><text:span text:style-name="T1">themedir1.cfg</text:span></text:p>
          <text:p text:style-name="P9"><text:span text:style-name="T1">themedir1.svg</text:span></text:p>
          <draw:enhanced-geometry svg:viewBox="0 0 21600 21600" draw:extrusion="false" draw:type="rectangle" draw:enhanced-path="M 0 0 L 21600 0 21600 21600 0 21600 0 0 Z N"/>
        </draw:custom-shape>
        <draw:custom-shape draw:style-name="gr10" draw:text-style-name="P2" draw:layer="layout" svg:width="3.302cm" svg:height="0.635cm" svg:x="14.036cm" svg:y="7.223cm">
          <text:p text:style-name="P1"><text:span text:style-name="T1">themedir1.cfg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0" draw:layer="layout" svg:width="4.318cm" svg:height="0.762cm" svg:x="14.036cm" svg:y="7.858cm">
          <text:p text:style-name="P9"><text:span text:style-name="T1">name = myTheme</text:span></text:p>
          <draw:enhanced-geometry svg:viewBox="0 0 21600 21600" draw:extrusion="false" draw:type="rectangle" draw:enhanced-path="M 0 0 L 21600 0 21600 21600 0 21600 0 0 Z N"/>
        </draw:custom-shape>
        <draw:line draw:style-name="gr11" draw:text-style-name="P5" draw:layer="layout" svg:x1="11.896cm" svg:y1="7.601cm" svg:x2="14.309cm" svg:y2="7.601cm">
          <text:p/>
        </draw:line>
        <draw:custom-shape draw:style-name="gr12" draw:text-style-name="P5" draw:layer="layout" svg:width="2.286cm" svg:height="0.508cm" svg:x="5.059cm" svg:y="7.41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5.254cm" svg:y1="5.445cm" svg:x2="5.249cm" svg:y2="6.653cm" draw:start-shape="id2" draw:start-glue-point="2" draw:end-shape="id3" draw:end-glue-point="0" svg:d="M5254 5445v639h-5v569" svg:viewBox="0 0 6 1209">
          <text:p/>
        </draw:connector>
        <draw:frame draw:style-name="gr14" draw:text-style-name="P7" draw:layer="layout" svg:width="3.313cm" svg:height="0.725cm" svg:x="5.307cm" svg:y="5.572cm">
          <draw:text-box>
            <text:p><text:span text:style-name="T1">Read or create</text:span></text:p>
          </draw:text-box>
        </draw:frame>
        <draw:custom-shape draw:style-name="gr8" draw:text-style-name="P11" draw:layer="layout" svg:width="2.413cm" svg:height="0.635cm" svg:x="8.848cm" svg:y="8.806cm">
          <text:p text:style-name="P1"><text:span text:style-name="T1">themedir2</text:span></text:p>
          <draw:enhanced-geometry svg:viewBox="0 0 21600 21600" draw:extrusion="false" draw:type="rectangle" draw:enhanced-path="M 0 0 L 21600 0 21600 21600 0 21600 0 0 Z N"/>
        </draw:custom-shape>
        <draw:custom-shape draw:style-name="gr9" draw:text-style-name="P10" draw:layer="layout" svg:width="4.318cm" svg:height="1.27cm" svg:x="8.848cm" svg:y="9.441cm">
          <text:p text:style-name="P9"><text:span text:style-name="T1">themedir2.cfg</text:span></text:p>
          <text:p text:style-name="P9"><text:span text:style-name="T1">themedir2.svg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5" draw:layer="layout" svg:width="2.286cm" svg:height="0.508cm" svg:x="15.706cm" svg:y="7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" draw:id="id5" draw:layer="layout" svg:width="3.683cm" svg:height="0.635cm" svg:x="3.717cm" svg:y="11.541cm">
          <text:p text:style-name="P1"><text:span text:style-name="T1">myTheme.svg</text:span></text:p>
          <draw:enhanced-geometry svg:viewBox="0 0 21600 21600" draw:extrusion="false" draw:type="rectangle" draw:enhanced-path="M 0 0 L 21600 0 21600 21600 0 21600 0 0 Z N"/>
        </draw:custom-shape>
        <draw:connector draw:style-name="gr13" draw:text-style-name="P5" draw:layer="layout" svg:x1="5.567cm" svg:y1="8.05cm" svg:x2="5.558cm" svg:y2="11.541cm" draw:start-shape="id4" draw:start-glue-point="2" draw:end-shape="id5" draw:end-glue-point="0" svg:d="M5567 8050v1781h-9v1710" svg:viewBox="0 0 10 3492">
          <text:p/>
        </draw:connector>
        <draw:frame draw:style-name="gr5" draw:text-style-name="P7" draw:layer="layout" svg:width="1.45cm" svg:height="0.725cm" svg:x="3.921cm" svg:y="9.292cm">
          <draw:text-box>
            <text:p><text:span text:style-name="T1">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7:40:22.034752159</meta:creation-date>
    <dc:date>2018-03-22T18:09:30.705708209</dc:date>
    <meta:editing-duration>PT29M6S</meta:editing-duration>
    <meta:editing-cycles>6</meta:editing-cycles>
    <meta:generator>LibreOffice/5.4.5.1$Linux_X86_64 LibreOffice_project/40m0$Build-1</meta:generator>
    <meta:document-statistic meta:object-count="22"/>
  </office:meta>
</office:document-meta>
</file>